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UnicodeMS" svg:font-family="ArialUnicodeMS" style:font-pitch="variable"/>
    <style:font-face style:name="Courier" svg:font-family="Courier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Sans Pro" svg:font-family="'Source Sans Pro', 'Helvetica Neue', Helvetica, Arial, sans-serif"/>
    <style:font-face style:name="TimesNewRomanPSMT" svg:font-family="TimesNewRomanPSMT" style:font-pitch="variable"/>
    <style:font-face style:name="inherit" svg:font-family="inherit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 Unicode MS1" fo:font-size="12pt" fo:letter-spacing="normal" fo:font-style="normal" fo:font-weight="normal" officeooo:paragraph-rsid="00265d06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right="-2.35cm"/>
    </style:style>
    <style:style style:name="P3" style:family="paragraph" style:parent-style-name="Standard">
      <style:paragraph-properties fo:margin-right="-2.35cm"/>
      <style:text-properties officeooo:paragraph-rsid="0026ba34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 Unicode MS1" fo:font-size="12pt" fo:letter-spacing="normal" fo:font-style="normal" fo:font-weight="normal" officeooo:paragraph-rsid="0026ba3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Arial" fo:letter-spacing="normal" fo:font-weight="normal" officeooo:rsid="0010b492" officeooo:paragraph-rsid="00265d06" fo:background-color="transparent" style:font-weight-asian="normal" style:font-weight-complex="normal"/>
    </style:style>
    <style:style style:name="P6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207939" style:font-weight-asian="normal" style:font-weight-complex="normal"/>
    </style:style>
    <style:style style:name="P7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1e80d1" style:font-weight-asian="normal" style:font-weight-complex="normal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10b492" style:font-weight-asian="normal" style:font-weight-complex="normal"/>
    </style:style>
    <style:style style:name="P13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222af1" style:font-weight-asian="normal" style:font-weight-complex="normal"/>
    </style:style>
    <style:style style:name="P14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2344af" style:font-weight-asian="normal" style:font-weight-complex="normal"/>
    </style:style>
    <style:style style:name="P15" style:family="paragraph" style:parent-style-name="Standard">
      <style:text-properties fo:font-variant="normal" fo:text-transform="none" fo:color="#313131" loext:opacity="100%" style:font-name="Arial" fo:letter-spacing="normal" fo:font-weight="normal" officeooo:rsid="0032a5e7" officeooo:paragraph-rsid="0032a5e7" style:font-weight-asian="normal" style:font-weight-complex="normal"/>
    </style:style>
    <style:style style:name="P16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2b4594" style:font-weight-asian="normal" style:font-weight-complex="normal"/>
    </style:style>
    <style:style style:name="P1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afd09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2a44a0" style:font-weight-asian="normal" style:font-weight-complex="normal"/>
    </style:style>
    <style:style style:name="P21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2ba87e" style:font-weight-asian="normal" style:font-weight-complex="normal"/>
    </style:style>
    <style:style style:name="P22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2cb685" style:font-weight-asian="normal" style:font-weight-complex="normal"/>
    </style:style>
    <style:style style:name="P23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2dc225" style:font-weight-asian="normal" style:font-weight-complex="normal"/>
    </style:style>
    <style:style style:name="P24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3466e3" style:font-weight-asian="normal" style:font-weight-complex="normal"/>
    </style:style>
    <style:style style:name="P25" style:family="paragraph" style:parent-style-name="Standard">
      <style:text-properties fo:font-variant="normal" fo:text-transform="none" fo:color="#313131" loext:opacity="100%" style:font-name="Arial" fo:letter-spacing="normal" fo:font-weight="normal" officeooo:rsid="001e80d1" officeooo:paragraph-rsid="00310cd5" style:font-weight-asian="normal" style:font-weight-complex="normal"/>
    </style:style>
    <style:style style:name="T1" style:family="text">
      <style:text-properties officeooo:rsid="0026ba34"/>
    </style:style>
    <style:style style:name="T2" style:family="text">
      <style:text-properties style:use-window-font-color="true" loext:opacity="0%" style:font-name="TimesNewRomanPSMT" fo:font-size="12pt" style:font-size-asian="12pt"/>
    </style:style>
    <style:style style:name="T3" style:family="text">
      <style:text-properties style:use-window-font-color="true" loext:opacity="0%" style:font-name="ArialUnicodeMS" fo:font-size="12pt" officeooo:rsid="0026ba34" style:font-size-asian="12pt"/>
    </style:style>
    <style:style style:name="T4" style:family="text">
      <style:text-properties style:use-window-font-color="true" loext:opacity="0%" style:font-name="ArialUnicodeMS" fo:font-size="12pt" style:font-size-asian="12pt"/>
    </style:style>
    <style:style style:name="T5" style:family="text">
      <style:text-properties style:use-window-font-color="true" loext:opacity="0%" style:font-name="Courier" fo:font-size="10pt" style:font-size-asian="10pt"/>
    </style:style>
    <style:style style:name="T6" style:family="text">
      <style:text-properties style:use-window-font-color="true" loext:opacity="0%" style:font-name="ArialUnicodeMS" officeooo:rsid="0026ba34"/>
    </style:style>
    <style:style style:name="T7" style:family="text">
      <style:text-properties style:use-window-font-color="true" loext:opacity="0%" style:font-name="ArialUnicodeMS"/>
    </style:style>
    <style:style style:name="T8" style:family="text">
      <style:text-properties fo:font-variant="normal" fo:text-transform="none" fo:color="#339933" loext:opacity="100%" fo:font-size="12.75pt" fo:letter-spacing="normal" fo:font-style="normal"/>
    </style:style>
    <style:style style:name="T9" style:family="text">
      <style:text-properties fo:color="#339933" loext:opacity="100%" fo:font-size="12.75pt" fo:font-style="normal"/>
    </style:style>
    <style:style style:name="T10" style:family="text">
      <style:text-properties fo:color="#339933" loext:opacity="100%" fo:font-size="12.75pt" fo:font-style="normal" officeooo:rsid="00207939"/>
    </style:style>
    <style:style style:name="T11" style:family="text">
      <style:text-properties fo:color="#339933" loext:opacity="100%" fo:font-size="12.75pt" fo:font-style="normal" officeooo:rsid="00274dce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13131" loext:opacity="100%" style:text-outline="false" style:text-line-through-style="none" style:text-line-through-type="none" style:font-name="monospace" fo:font-size="12.5pt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9933" loext:opacity="100%" fo:font-size="12.75pt" fo:font-style="normal" officeooo:rsid="002344af"/>
    </style:style>
    <style:style style:name="T15" style:family="text">
      <style:text-properties fo:color="#339933" loext:opacity="100%" fo:font-size="12.75pt" fo:font-style="normal" officeooo:rsid="0029a76c"/>
    </style:style>
    <style:style style:name="T16" style:family="text">
      <style:text-properties fo:color="#339933" loext:opacity="100%" fo:font-size="12.75pt" fo:font-style="normal" officeooo:rsid="002a44a0"/>
    </style:style>
    <style:style style:name="T17" style:family="text">
      <style:text-properties fo:color="#339933" loext:opacity="100%" fo:font-size="12.75pt" fo:font-style="normal" officeooo:rsid="003466e3"/>
    </style:style>
    <style:style style:name="T18" style:family="text">
      <style:text-properties fo:color="#339933" loext:opacity="100%" fo:font-size="12.75pt" fo:font-style="normal" officeooo:rsid="002cb685"/>
    </style:style>
    <style:style style:name="T19" style:family="text">
      <style:text-properties fo:color="#339933" loext:opacity="100%" fo:font-size="12.75pt" fo:font-style="normal" officeooo:rsid="002dc225"/>
    </style:style>
    <style:style style:name="T20" style:family="text">
      <style:text-properties fo:color="#339933" loext:opacity="100%" fo:font-size="12.75pt" fo:font-style="normal" officeooo:rsid="003a1788"/>
    </style:style>
    <style:style style:name="T21" style:family="text">
      <style:text-properties fo:font-variant="normal" fo:text-transform="none" fo:color="#313131" loext:opacity="100%" style:text-outline="false" style:text-line-through-style="none" style:text-line-through-type="none" style:font-name="monospace" fo:font-size="12.5pt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339933" loext:opacity="100%" fo:font-size="12.75pt" fo:font-style="normal" officeooo:rsid="00310cd5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214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214cm" fo:min-width="8.19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51cm" fo:min-width="7.25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99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51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style:writing-mode="lr-tb" loext:decorative="false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6.479cm" fo:min-width="6.95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6.481cm" fo:min-width="7.7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66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51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98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2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849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51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507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509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24cm" fo:min-width="1.6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22cm" fo:min-width="1.53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8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8cm" fo:min-width="6.7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8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8cm" fo:min-width="5.9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afd095" draw:textarea-horizontal-align="justify" draw:auto-grow-height="true" draw:auto-grow-width="false" fo:min-height="1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9.001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978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cm" fo:min-width="6.9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251cm" fo:min-width="5.9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afd095" draw:textarea-horizontal-align="justify" draw:auto-grow-height="true" draw:auto-grow-width="false" fo:min-height="3.25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0.749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0.749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cm" fo:min-width="6.9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4.501cm" fo:min-width="5.9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afd095" draw:textarea-horizontal-align="justify" draw:auto-grow-height="true" draw:auto-grow-width="false" fo:min-height="4.0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6.9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148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5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479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4.75cm" fo:min-width="6.9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5.001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auto-grow-height="true" draw:auto-grow-width="false" fo:min-height="4.4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4.10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572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02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11cm" fo:min-width="1.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06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65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68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1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874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893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4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214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214cm" fo:min-width="8.19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23cm" fo:min-width="1.60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21cm" fo:min-width="1.53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5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479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4.75cm" fo:min-width="6.9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5.001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auto-grow-height="true" draw:auto-grow-width="false" fo:min-height="4.4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4.10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0.749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0.749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cm" fo:min-width="6.9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4.501cm" fo:min-width="5.9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afd095" draw:textarea-horizontal-align="justify" draw:auto-grow-height="true" draw:auto-grow-width="false" fo:min-height="4.0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6.9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148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9.001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978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cm" fo:min-width="6.9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9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251cm" fo:min-width="5.9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afd095" draw:textarea-horizontal-align="justify" draw:auto-grow-height="true" draw:auto-grow-width="false" fo:min-height="3.25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572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02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11cm" fo:min-width="1.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06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65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68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1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874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893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4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214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214cm" fo:min-width="8.19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23cm" fo:min-width="1.60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21cm" fo:min-width="1.53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6.479cm" fo:min-width="6.95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6.481cm" fo:min-width="7.7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66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51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98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2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849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51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214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214cm" fo:min-width="8.19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51cm" fo:min-width="7.25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99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51cm" fo:min-width="6.2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507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8.509cm" fo:min-width="7.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24cm" fo:min-width="1.6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22cm" fo:min-width="1.53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8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8cm" fo:min-width="6.7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8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6.7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8cm" fo:min-width="5.9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5.9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afd095" draw:textarea-horizontal-align="justify" draw:auto-grow-height="true" draw:auto-grow-width="false" fo:min-height="1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auto-grow-height="true" draw:auto-grow-width="false" fo:min-height="1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5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50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: <text:s text:c="3"/></text:span>public class Main {</text:p>
      <text:p text:style-name="P2" loext:marker-style-name="T2"><text:span text:style-name="T3">2:</text:span><text:span text:style-name="T4"> <text:s text:c="7"/>public static void main(String[] args) {</text:span></text:p>
      <text:p text:style-name="P2" loext:marker-style-name="T5"><text:span text:style-name="T3">3:</text:span><text:span text:style-name="T4"> <text:s text:c="11"/>String name = "Kevin";</text:span></text:p>
      <text:p text:style-name="P2" loext:marker-style-name="T5"><text:span text:style-name="T3">4:</text:span><text:span text:style-name="T4"> <text:s text:c="11"/>List&lt;String&gt; list = new ArrayList&lt;&gt;();</text:span></text:p>
      <text:p text:style-name="P2" loext:marker-style-name="T5"><text:span text:style-name="T3">5:</text:span><text:span text:style-name="T4"> <text:s text:c="11"/>int times = 10;</text:span></text:p>
      <text:p text:style-name="P2" loext:marker-style-name="T5"><text:span text:style-name="T3">6:</text:span><text:span text:style-name="T4"> <text:s text:c="11"/>System.out.println(times + fill(list, name + name, times));</text:span></text:p>
      <text:p text:style-name="P2" loext:marker-style-name="T5"><text:span text:style-name="T3">7:</text:span><text:span text:style-name="T4"> <text:s text:c="7"/>}</text:span></text:p>
      <text:p text:style-name="P2" loext:marker-style-name="T5"><text:span text:style-name="T3"/></text:p>
      <text:p text:style-name="P2" loext:marker-style-name="T5"><text:span text:style-name="T3">8:</text:span><text:span text:style-name="T4"> <text:s text:c="7"/>public static int fill(Collection&lt;String&gt; collection, String str, int times){</text:span></text:p>
      <text:p text:style-name="P2" loext:marker-style-name="T5"><text:span text:style-name="T3">9:</text:span><text:span text:style-name="T4"> <text:s text:c="11"/>String shrunk = shrink(str);</text:span></text:p>
      <text:p text:style-name="P2" loext:marker-style-name="T5"><text:span text:style-name="T3">10:</text:span><text:span text:style-name="T4"> <text:s text:c="10"/>times = (times + shrunk.length()) / 2;</text:span></text:p>
      <text:p text:style-name="P3" loext:marker-style-name="T5"><text:span text:style-name="T3">11:</text:span><text:span text:style-name="T4"> <text:s text:c="9"/>for (int i = 0; i &lt; times / 2; i++) {</text:span></text:p>
      <text:p text:style-name="P3" loext:marker-style-name="T5"><text:span text:style-name="T3">12:</text:span><text:span text:style-name="T4"> <text:s text:c="13"/>collection.add(shrunk);</text:span></text:p>
      <text:p text:style-name="P3" loext:marker-style-name="T5"><text:span text:style-name="T3">13:</text:span><text:span text:style-name="T4"> <text:s text:c="9"/>}</text:span></text:p>
      <text:p text:style-name="P3" loext:marker-style-name="T5"><text:span text:style-name="T3">14:</text:span><text:span text:style-name="T4"> <text:s text:c="9"/>return times;</text:span></text:p>
      <text:p text:style-name="P3" loext:marker-style-name="T5"><text:span text:style-name="T3">15:</text:span><text:span text:style-name="T4"> <text:s text:c="5"/>} </text:span></text:p>
      <text:p text:style-name="P2" loext:marker-style-name="T5"><text:span text:style-name="T4"/></text:p>
      <text:p text:style-name="P3" loext:marker-style-name="T5"><text:span text:style-name="T3">16:</text:span><text:span text:style-name="T4"> <text:s text:c="5"/>public static String shrink(String str){</text:span></text:p>
      <text:p text:style-name="P3" loext:marker-style-name="T5"><text:span text:style-name="T3">17:</text:span><text:span text:style-name="T4"> <text:s text:c="9"/>int newLength = str.length() / 2 + str.length() % 2;</text:span></text:p>
      <text:p text:style-name="P3" loext:marker-style-name="T5"><text:span text:style-name="T3">18:</text:span><text:span text:style-name="T4"> <text:s text:c="9"/>char[] chars = new char[newLength];</text:span></text:p>
      <text:p text:style-name="P3" loext:marker-style-name="T5"><text:span text:style-name="T3">19:</text:span><text:span text:style-name="T4"> <text:s text:c="9"/>for (int i = 0; i &lt; str.length(); i+=2) {</text:span></text:p>
      <text:p text:style-name="P3" loext:marker-style-name="T5"><text:span text:style-name="T3">20:</text:span><text:span text:style-name="T4"> <text:s text:c="13"/>chars[i / 2] = str.charAt(i);</text:span></text:p>
      <text:p text:style-name="P3" loext:marker-style-name="T5"><text:span text:style-name="T3">21:</text:span><text:span text:style-name="T4"> <text:s text:c="9"/>}</text:span></text:p>
      <text:p text:style-name="P3" loext:marker-style-name="T5"><text:span text:style-name="T3">22:</text:span><text:span text:style-name="T4"> <text:s text:c="9"/>return new String(chars);</text:span></text:p>
      <text:p text:style-name="P3" loext:marker-style-name="T5"><text:span text:style-name="T3">23:</text:span><text:span text:style-name="T4"> <text:s text:c="5"/>}</text:span></text:p>
      <text:p text:style-name="P4"><text:span text:style-name="T6">24: <text:s text:c="2"/></text:span><text:span text:style-name="T7">}</text:span></text:p>
      <text:p text:style-name="P1"/>
      <text:p text:style-name="P5"><text:span text:style-name="T8"/></text:p>
      <text:p text:style-name="P5"><text:span text:style-name="T8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oft-page-break/><text:span text:style-name="T9">Main: </text:span></text:p>
      <text:p text:style-name="P6"><text:span text:style-name="T10">line</text:span><text:span text:style-name="T9"> </text:span><text:span text:style-name="T11">3</text:span><text:span text:style-name="T10">-</text:span><text:span text:style-name="T11">5</text:span></text:p>
      <text:p text:style-name="P7"><draw:g text:anchor-type="paragraph" draw:z-index="1" draw:name="Group object 1" draw:style-name="gr1"><draw:custom-shape draw:style-name="gr192" draw:text-style-name="P8" svg:width="7.25cm" svg:height="3.465cm" svg:x="0.002cm" svg:y="0.836cm"><text:p/><draw:enhanced-geometry svg:viewBox="0 0 21600 21600" draw:type="rectangle" draw:enhanced-path="M 0 0 L 21600 0 21600 21600 0 21600 0 0 Z N"/></draw:custom-shape><draw:custom-shape draw:style-name="gr193" draw:text-style-name="P8" svg:width="8.693cm" svg:height="3.465cm" svg:x="9.751cm" svg:y="0.829cm"><text:p/><draw:enhanced-geometry svg:viewBox="0 0 21600 21600" draw:type="rectangle" draw:enhanced-path="M 0 0 L 21600 0 21600 21600 0 21600 0 0 Z N"/></draw:custom-shape><draw:custom-shape draw:style-name="gr194" draw:text-style-name="P9" svg:width="7.753cm" svg:height="2.502cm" svg:x="10.252cm" svg:y="1.3cm"><text:p/><draw:enhanced-geometry svg:viewBox="0 0 21600 21600" draw:type="rectangle" draw:enhanced-path="M 0 0 L 21600 0 21600 21600 0 21600 0 0 Z N"/></draw:custom-shape><draw:frame draw:style-name="gr195" draw:text-style-name="P11" svg:width="2.103cm" svg:height="0.973cm" svg:x="0.002cm" svg:y="0.051cm"><draw:text-box><text:p text:style-name="P10"><text:span text:style-name="T12">Stack</text:span></text:p></draw:text-box></draw:frame><draw:frame draw:style-name="gr196" draw:text-style-name="P11" svg:width="2.033cm" svg:height="0.971cm" svg:x="9.702cm" svg:y="0.002cm"><draw:text-box><text:p text:style-name="P10"><text:span text:style-name="T12">Heap</text:span></text:p></draw:text-box></draw:frame><draw:frame draw:style-name="gr197" draw:text-style-name="P11" svg:width="7.954cm" svg:height="1.751cm" svg:x="10.051cm" svg:y="1.36cm"><draw:text-box><text:p text:style-name="P10"><text:span text:style-name="T13">Object name String «Kevin»</text:span><text:span text:style-name="T13"><text:line-break/></text:span><text:span text:style-name="T13">Object list ArrayList&lt;&gt;() </text:span></text:p></draw:text-box></draw:frame><draw:custom-shape draw:style-name="gr198" draw:text-style-name="P9" svg:width="6.749cm" svg:height="2.502cm" svg:x="0.252cm" svg:y="1.3cm"><text:p/><draw:enhanced-geometry svg:viewBox="0 0 21600 21600" draw:type="rectangle" draw:enhanced-path="M 0 0 L 21600 0 21600 21600 0 21600 0 0 Z N"/></draw:custom-shape><draw:frame draw:style-name="gr199" draw:text-style-name="P11" svg:width="6.002cm" svg:height="2.25cm" svg:x="0.401cm" svg:y="1.45cm"><draw:text-box><text:p text:style-name="P10"><text:span text:style-name="T13">Method: main </text:span></text:p><text:p text:style-name="P10"><text:span text:style-name="T13">Ref to object: name</text:span></text:p><text:p text:style-name="P10"><text:span text:style-name="T13">Ref to object: list</text:span></text:p><text:p text:style-name="P10"><text:span text:style-name="T13">int: times = 10</text:span></text:p></draw:text-box></draw:frame></draw:g><text:span text:style-name="T9"/></text:p>
      <text:p text:style-name="P12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4"><draw:g text:anchor-type="paragraph" draw:z-index="2" draw:name="Group object 2" draw:style-name="gr1"><draw:g draw:style-name="gr10"><draw:custom-shape draw:style-name="gr180" draw:text-style-name="P8" svg:width="7.453cm" svg:height="6.73cm" svg:x="0cm" svg:y="1.187cm"><text:p/><draw:enhanced-geometry svg:viewBox="0 0 21600 21600" draw:type="rectangle" draw:enhanced-path="M 0 0 L 21600 0 21600 21600 0 21600 0 0 Z N"/></draw:custom-shape><draw:custom-shape draw:style-name="gr181" draw:text-style-name="P8" svg:width="8.228cm" svg:height="6.732cm" svg:x="10.022cm" svg:y="1.173cm"><text:p/><draw:enhanced-geometry svg:viewBox="0 0 21600 21600" draw:type="rectangle" draw:enhanced-path="M 0 0 L 21600 0 21600 21600 0 21600 0 0 Z N"/></draw:custom-shape><draw:frame draw:style-name="gr182" draw:text-style-name="P11" svg:width="2.162cm" svg:height="0.971cm" svg:x="0cm" svg:y="0.699cm"><draw:text-box><text:p text:style-name="P10"><text:span text:style-name="T12">Stack</text:span></text:p></draw:text-box></draw:frame><draw:frame draw:style-name="gr183" draw:text-style-name="P11" svg:width="2.089cm" svg:height="0.971cm" svg:x="9.973cm" svg:y="0.667cm"><draw:text-box><text:p text:style-name="P10"><text:span text:style-name="T12">Heap</text:span></text:p></draw:text-box></draw:frame></draw:g><draw:custom-shape draw:style-name="gr184" draw:text-style-name="P9" svg:width="6.749cm" svg:height="2.502cm" svg:x="0.25cm" svg:y="2.568cm"><text:p/><draw:enhanced-geometry svg:viewBox="0 0 21600 21600" draw:type="rectangle" draw:enhanced-path="M 0 0 L 21600 0 21600 21600 0 21600 0 0 Z N"/></draw:custom-shape><draw:frame draw:style-name="gr185" draw:text-style-name="P11" svg:width="6.003cm" svg:height="2.001cm" svg:x="0.497cm" svg:y="2.918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Address: str</text:span></text:p></draw:text-box></draw:frame><draw:custom-shape draw:style-name="gr186" draw:text-style-name="P9" svg:width="7.25cm" svg:height="1.849cm" svg:x="10.25cm" svg:y="5.569cm"><text:p/><draw:enhanced-geometry svg:viewBox="0 0 21600 21600" draw:type="rectangle" draw:enhanced-path="M 0 0 L 21600 0 21600 21600 0 21600 0 0 Z N"/></draw:custom-shape><draw:frame draw:style-name="gr187" draw:text-style-name="P11" svg:width="6.353cm" svg:height="1.504cm" svg:x="10.148cm" svg:y="5.826cm"><draw:text-box><text:p text:style-name="P10"><text:span text:style-name="T13">Object name String</text:span><text:span text:style-name="T13"><text:line-break/></text:span><text:span text:style-name="T13">Object list ArrayList</text:span></text:p></draw:text-box></draw:frame><draw:custom-shape draw:style-name="gr188" draw:text-style-name="P9" svg:width="6.749cm" svg:height="2.1cm" svg:x="0.25cm" svg:y="5.569cm"><text:p/><draw:enhanced-geometry svg:viewBox="0 0 21600 21600" draw:type="rectangle" draw:enhanced-path="M 0 0 L 21600 0 21600 21600 0 21600 0 0 Z N"/></draw:custom-shape><draw:frame draw:style-name="gr189" draw:text-style-name="P11" svg:width="6.003cm" svg:height="2.251cm" svg:x="0.497cm" svg:y="5.516cm"><draw:text-box><text:p text:style-name="P10"><text:span text:style-name="T13">Method: main </text:span></text:p><text:p text:style-name="P10"><text:span text:style-name="T13">Ref to object: name</text:span></text:p><text:p text:style-name="P10"><text:span text:style-name="T13">Ref to object: list</text:span></text:p><text:p text:style-name="P10"><text:span text:style-name="T13">Int: times </text:span></text:p></draw:text-box></draw:frame><draw:custom-shape draw:style-name="gr190" draw:text-style-name="P9" svg:width="7.25cm" svg:height="2.502cm" svg:x="10.25cm" svg:y="2.568cm"><text:p/><draw:enhanced-geometry svg:viewBox="0 0 21600 21600" draw:type="rectangle" draw:enhanced-path="M 0 0 L 21600 0 21600 21600 0 21600 0 0 Z N"/></draw:custom-shape><draw:frame draw:style-name="gr191" draw:text-style-name="P11" svg:width="7.702cm" svg:height="2.251cm" svg:x="10.148cm" svg:y="2.667cm"><draw:text-box><text:p text:style-name="P10"><text:span text:style-name="T13"/></text:p><text:p text:style-name="P10"><text:span text:style-name="T13">list (ArrayList)</text:span></text:p><text:p text:style-name="P10"><text:span text:style-name="T13">Object String «KevinKevin»</text:span></text:p><text:p text:style-name="P10"><text:span text:style-name="T13">int times: 10</text:span></text:p></draw:text-box></draw:frame></draw:g><text:span text:style-name="T10">line </text:span><text:span text:style-name="T11">6</text:span><text:span text:style-name="T14">:</text:span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5"><text:span text:style-name="T9"/></text:p>
      <text:p text:style-name="P16"><draw:g text:anchor-type="paragraph" draw:z-index="0" draw:name="Group object 4" draw:style-name="gr1"><draw:g draw:style-name="gr10"><draw:custom-shape draw:style-name="gr200" draw:text-style-name="P8" svg:width="7.25cm" svg:height="8.758cm" svg:x="0.101cm" svg:y="1.15cm"><text:p/><draw:enhanced-geometry svg:viewBox="0 0 21600 21600" draw:type="rectangle" draw:enhanced-path="M 0 0 L 21600 0 21600 21600 0 21600 0 0 Z N"/></draw:custom-shape><draw:custom-shape draw:style-name="gr201" draw:text-style-name="P8" svg:width="8.002cm" svg:height="8.76cm" svg:x="9.85cm" svg:y="1.131cm"><text:p/><draw:enhanced-geometry svg:viewBox="0 0 21600 21600" draw:type="rectangle" draw:enhanced-path="M 0 0 L 21600 0 21600 21600 0 21600 0 0 Z N"/></draw:custom-shape><draw:frame draw:style-name="gr202" draw:text-style-name="P11" svg:width="2.103cm" svg:height="0.983cm" svg:x="0.101cm" svg:y="0.512cm"><draw:text-box><text:p text:style-name="P10"><text:span text:style-name="T12">Stack</text:span></text:p></draw:text-box></draw:frame><draw:frame draw:style-name="gr203" draw:text-style-name="P11" svg:width="2.033cm" svg:height="0.983cm" svg:x="9.801cm" svg:y="0.473cm"><draw:text-box><text:p text:style-name="P10"><text:span text:style-name="T12">Heap</text:span></text:p></draw:text-box></draw:frame></draw:g><draw:g draw:style-name="gr10"><draw:frame draw:style-name="gr204" draw:text-style-name="P11" svg:width="6.002cm" svg:height="2.001cm" svg:x="0.6cm" svg:y="5.408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custom-shape draw:style-name="gr205" draw:text-style-name="P9" svg:width="7.25cm" svg:height="1.749cm" svg:x="10.452cm" svg:y="7.31cm"><text:p/><draw:enhanced-geometry svg:viewBox="0 0 21600 21600" draw:type="rectangle" draw:enhanced-path="M 0 0 L 21600 0 21600 21600 0 21600 0 0 Z N"/></draw:custom-shape><draw:custom-shape draw:style-name="gr206" draw:text-style-name="P17" svg:width="7.25cm" svg:height="1.749cm" svg:x="10.452cm" svg:y="3.41cm"><text:p/><draw:enhanced-geometry svg:viewBox="0 0 21600 21600" draw:type="rectangle" draw:enhanced-path="M 0 0 L 21600 0 21600 21600 0 21600 0 0 Z N"/></draw:custom-shape><draw:custom-shape draw:style-name="gr207" draw:text-style-name="P9" svg:width="6.499cm" svg:height="1.749cm" svg:x="0.452cm" svg:y="7.31cm"><text:p/><draw:enhanced-geometry svg:viewBox="0 0 21600 21600" draw:type="rectangle" draw:enhanced-path="M 0 0 L 21600 0 21600 21600 0 21600 0 0 Z N"/></draw:custom-shape><draw:custom-shape draw:style-name="gr208" draw:text-style-name="P9" svg:width="7.25cm" svg:height="1.751cm" svg:x="10.452cm" svg:y="5.408cm"><text:p/><draw:enhanced-geometry svg:viewBox="0 0 21600 21600" draw:type="rectangle" draw:enhanced-path="M 0 0 L 21600 0 21600 21600 0 21600 0 0 Z N"/></draw:custom-shape><draw:custom-shape draw:style-name="gr209" draw:text-style-name="P17" svg:width="6.499cm" svg:height="1.749cm" svg:x="0.452cm" svg:y="3.41cm"><text:p/><draw:enhanced-geometry svg:viewBox="0 0 21600 21600" draw:type="rectangle" draw:enhanced-path="M 0 0 L 21600 0 21600 21600 0 21600 0 0 Z N"/></draw:custom-shape><draw:frame draw:style-name="gr210" draw:text-style-name="P11" svg:width="6.002cm" svg:height="2.001cm" svg:x="0.6cm" svg:y="5.408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custom-shape draw:style-name="gr211" draw:text-style-name="P9" svg:width="6.499cm" svg:height="1.751cm" svg:x="0.452cm" svg:y="5.408cm"><text:p/><draw:enhanced-geometry svg:viewBox="0 0 21600 21600" draw:type="rectangle" draw:enhanced-path="M 0 0 L 21600 0 21600 21600 0 21600 0 0 Z N"/></draw:custom-shape><draw:frame draw:style-name="gr212" draw:text-style-name="P11" svg:width="6.002cm" svg:height="2.001cm" svg:x="0.6cm" svg:y="5.408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frame draw:style-name="gr213" draw:text-style-name="P11" svg:width="6.002cm" svg:height="2.001cm" svg:x="0.6cm" svg:y="7.507cm"><draw:text-box><text:p text:style-name="P10"><text:span text:style-name="T13">Address: name</text:span></text:p><text:p text:style-name="P10"><text:span text:style-name="T13">Address: list</text:span></text:p><text:p text:style-name="P10"><text:span text:style-name="T13">int: times = 10</text:span></text:p></draw:text-box></draw:frame><draw:frame draw:style-name="gr214" draw:text-style-name="P18" svg:width="6.002cm" svg:height="1.752cm" svg:x="0.6cm" svg:y="3.408cm"><draw:text-box><text:p text:style-name="P10"><text:span text:style-name="T13">Method shrink</text:span></text:p><text:p text:style-name="P10"><text:span text:style-name="T13">Address: shrunk</text:span></text:p><text:p text:style-name="P10"><text:span text:style-name="T13">Ref: str</text:span></text:p></draw:text-box></draw:frame><draw:frame draw:style-name="gr215" draw:text-style-name="P19" svg:width="6.002cm" svg:height="2.001cm" svg:x="0.6cm" svg:y="5.408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frame draw:style-name="gr216" draw:text-style-name="P11" svg:width="7.7cm" svg:height="1.751cm" svg:x="10.25cm" svg:y="3.26cm"><draw:text-box><text:p text:style-name="P10"><text:span text:style-name="T13"/></text:p><text:p text:style-name="P10"><text:span text:style-name="T13"/></text:p><text:p text:style-name="P10"><text:span text:style-name="T13">Object String «KevinKevin»</text:span></text:p></draw:text-box></draw:frame><draw:frame draw:style-name="gr217" draw:text-style-name="P11" svg:width="7.351cm" svg:height="1.502cm" svg:x="10.25cm" svg:y="7.818cm"><draw:text-box><text:p text:style-name="P10"><text:span text:style-name="T13">Object String</text:span><text:span text:style-name="T13"><text:line-break/></text:span><text:span text:style-name="T13">Object ArrayList</text:span></text:p></draw:text-box></draw:frame><draw:frame draw:style-name="gr218" draw:text-style-name="P11" svg:width="7.7cm" svg:height="1.752cm" svg:x="10.25cm" svg:y="5.258cm"><draw:text-box><text:p text:style-name="P10"><text:span text:style-name="T13">list (ArrayList)</text:span></text:p><text:p text:style-name="P10"><text:span text:style-name="T13">Object String «KevinKevin»</text:span></text:p><text:p text:style-name="P10"><text:span text:style-name="T13">int times</text:span></text:p></draw:text-box></draw:frame></draw:g></draw:g><text:span text:style-name="T10">line </text:span><text:span text:style-name="T15">8-9</text:span><text:span text:style-name="T14">:</text:span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/>
      <text:p text:style-name="P14"><text:span text:style-name="T14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4"/></text:p>
      <text:p text:style-name="P21"><text:soft-page-break/><text:span text:style-name="T10">line </text:span><text:span text:style-name="T16">1</text:span><text:span text:style-name="T11">6-</text:span><text:span text:style-name="T17">21</text:span><text:span text:style-name="T14">:</text:span></text:p>
      <text:p text:style-name="P21"><draw:g text:anchor-type="paragraph" draw:z-index="5" draw:name="Group object 6" draw:style-name="gr1"><draw:custom-shape draw:style-name="gr145" draw:text-style-name="P8" svg:width="7.25cm" svg:height="9.252cm" svg:x="0.002cm" svg:y="1.099cm"><text:p/><draw:enhanced-geometry svg:viewBox="0 0 21600 21600" draw:type="rectangle" draw:enhanced-path="M 0 0 L 21600 0 21600 21600 0 21600 0 0 Z N"/></draw:custom-shape><draw:custom-shape draw:style-name="gr146" draw:text-style-name="P8" svg:width="8.002cm" svg:height="9.229cm" svg:x="9.751cm" svg:y="1.099cm"><text:p/><draw:enhanced-geometry svg:viewBox="0 0 21600 21600" draw:type="rectangle" draw:enhanced-path="M 0 0 L 21600 0 21600 21600 0 21600 0 0 Z N"/></draw:custom-shape><draw:frame draw:style-name="gr147" draw:text-style-name="P11" svg:width="2.103cm" svg:height="0.973cm" svg:x="0.002cm" svg:y="0.049cm"><draw:text-box><text:p text:style-name="P10"><text:span text:style-name="T12">Stack</text:span></text:p></draw:text-box></draw:frame><draw:frame draw:style-name="gr148" draw:text-style-name="P11" svg:width="2.033cm" svg:height="0.971cm" svg:x="9.702cm" svg:y="0cm"><draw:text-box><text:p text:style-name="P10"><text:span text:style-name="T12">Heap</text:span></text:p></draw:text-box></draw:frame><draw:frame draw:style-name="gr149" draw:text-style-name="P11" svg:width="6.002cm" svg:height="1.999cm" svg:x="0.501cm" svg:y="5.851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custom-shape draw:style-name="gr150" draw:text-style-name="P9" svg:width="7.451cm" svg:height="1.751cm" svg:x="10.151cm" svg:y="7.751cm"><text:p/><draw:enhanced-geometry svg:viewBox="0 0 21600 21600" draw:type="rectangle" draw:enhanced-path="M 0 0 L 21600 0 21600 21600 0 21600 0 0 Z N"/></draw:custom-shape><draw:custom-shape draw:style-name="gr151" draw:text-style-name="P17" svg:width="7.501cm" svg:height="2.251cm" svg:x="10.151cm" svg:y="3.35cm"><text:p/><draw:enhanced-geometry svg:viewBox="0 0 21600 21600" draw:type="rectangle" draw:enhanced-path="M 0 0 L 21600 0 21600 21600 0 21600 0 0 Z N"/></draw:custom-shape><draw:custom-shape draw:style-name="gr152" draw:text-style-name="P9" svg:width="6.499cm" svg:height="1.751cm" svg:x="0.353cm" svg:y="7.751cm"><text:p/><draw:enhanced-geometry svg:viewBox="0 0 21600 21600" draw:type="rectangle" draw:enhanced-path="M 0 0 L 21600 0 21600 21600 0 21600 0 0 Z N"/></draw:custom-shape><draw:custom-shape draw:style-name="gr153" draw:text-style-name="P9" svg:width="7.501cm" svg:height="1.751cm" svg:x="10.151cm" svg:y="5.851cm"><text:p/><draw:enhanced-geometry svg:viewBox="0 0 21600 21600" draw:type="rectangle" draw:enhanced-path="M 0 0 L 21600 0 21600 21600 0 21600 0 0 Z N"/></draw:custom-shape><draw:custom-shape draw:style-name="gr154" draw:text-style-name="P17" svg:width="6.499cm" svg:height="3.502cm" svg:x="0.353cm" svg:y="2.099cm"><text:p/><draw:enhanced-geometry svg:viewBox="0 0 21600 21600" draw:type="rectangle" draw:enhanced-path="M 0 0 L 21600 0 21600 21600 0 21600 0 0 Z N"/></draw:custom-shape><draw:frame draw:style-name="gr155" draw:text-style-name="P11" svg:width="6.002cm" svg:height="1.999cm" svg:x="0.501cm" svg:y="5.851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custom-shape draw:style-name="gr156" draw:text-style-name="P9" svg:width="6.499cm" svg:height="1.751cm" svg:x="0.353cm" svg:y="5.851cm"><text:p/><draw:enhanced-geometry svg:viewBox="0 0 21600 21600" draw:type="rectangle" draw:enhanced-path="M 0 0 L 21600 0 21600 21600 0 21600 0 0 Z N"/></draw:custom-shape><draw:frame draw:style-name="gr157" draw:text-style-name="P11" svg:width="6.002cm" svg:height="1.999cm" svg:x="0.501cm" svg:y="5.851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frame draw:style-name="gr158" draw:text-style-name="P11" svg:width="6.002cm" svg:height="2.001cm" svg:x="0.501cm" svg:y="7.95cm"><draw:text-box><text:p text:style-name="P10"><text:span text:style-name="T13">Address: name</text:span></text:p><text:p text:style-name="P10"><text:span text:style-name="T13">Address: list</text:span></text:p><text:p text:style-name="P10"><text:span text:style-name="T13">int: times = 10</text:span></text:p></draw:text-box></draw:frame><draw:frame draw:style-name="gr159" draw:text-style-name="P18" svg:width="6.002cm" svg:height="3.502cm" svg:x="0.501cm" svg:y="2.099cm"><draw:text-box><text:p text:style-name="P10"><text:span text:style-name="T13">Method shrink</text:span></text:p><text:p text:style-name="P10"><text:span text:style-name="T13">Address: shrunk</text:span></text:p><text:p text:style-name="P10"><text:span text:style-name="T13">Ref: str</text:span></text:p><text:p text:style-name="P10"><text:span text:style-name="T13">int newLength = 5</text:span></text:p><text:p text:style-name="P10"><text:span text:style-name="T13">Ref:Array chars(5)</text:span></text:p><text:p text:style-name="P10"><text:span text:style-name="T13">i = 0,1,2,3,4</text:span></text:p></draw:text-box></draw:frame><draw:frame draw:style-name="gr160" draw:text-style-name="P19" svg:width="6.002cm" svg:height="1.999cm" svg:x="0.501cm" svg:y="5.851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frame draw:style-name="gr161" draw:text-style-name="P11" svg:width="8.25cm" svg:height="2.752cm" svg:x="9.852cm" svg:y="2.799cm"><draw:text-box><text:p text:style-name="P10"><text:span text:style-name="T13"/></text:p><text:p text:style-name="P10"><text:span text:style-name="T13">Object String «KevinKevin»</text:span></text:p><text:p text:style-name="P10"><text:span text:style-name="T13">Object Array chars(5)</text:span></text:p><text:p text:style-name="P10"><text:span text:style-name="T13">chars = ['K','v','n','e','i']</text:span></text:p></draw:text-box></draw:frame><draw:frame draw:style-name="gr162" draw:text-style-name="P11" svg:width="7.349cm" svg:height="1.5cm" svg:x="9.952cm" svg:y="8.26cm"><draw:text-box><text:p text:style-name="P10"><text:span text:style-name="T13">Object String</text:span><text:span text:style-name="T13"><text:line-break/></text:span><text:span text:style-name="T13">Object ArrayList</text:span></text:p></draw:text-box></draw:frame><draw:frame draw:style-name="gr163" draw:text-style-name="P11" svg:width="7.702cm" svg:height="1.752cm" svg:x="10.051cm" svg:y="5.699cm"><draw:text-box><text:p text:style-name="P10"><text:span text:style-name="T13">list (ArrayList)</text:span></text:p><text:p text:style-name="P10"><text:span text:style-name="T13">Object String «KevinKevin»</text:span></text:p><text:p text:style-name="P10"><text:span text:style-name="T13">int times</text:span></text:p></draw:text-box></draw:frame></draw:g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22"><text:span text:style-name="T10">line </text:span><text:span text:style-name="T16">1</text:span><text:span text:style-name="T18">9</text:span><text:span text:style-name="T15">-</text:span><text:span text:style-name="T18">21</text:span><text:span text:style-name="T14">:</text:span></text:p>
      <text:p text:style-name="P14"><text:span text:style-name="T14"/></text:p>
      <text:p text:style-name="P23"><text:span text:style-name="T10">line </text:span><text:span text:style-name="T19">22, 9</text:span><text:span text:style-name="T14">:</text:span></text:p>
      <text:p text:style-name="P14"><text:span text:style-name="T14"/></text:p>
      <text:p text:style-name="P14"><text:span text:style-name="T14"/></text:p>
      <text:p text:style-name="P24"><text:span text:style-name="T10">line </text:span><text:span text:style-name="T17">22,9</text:span><text:span text:style-name="T14">:</text:span></text:p>
      <text:p text:style-name="P20"><draw:g text:anchor-type="paragraph" draw:z-index="6" draw:name="Group object 7" draw:style-name="gr1"><draw:custom-shape draw:style-name="gr125" draw:text-style-name="P8" svg:width="7.25cm" svg:height="11cm" svg:x="0.002cm" svg:y="0.801cm"><text:p/><draw:enhanced-geometry svg:viewBox="0 0 21600 21600" draw:mirror-horizontal="false" draw:mirror-vertical="false" draw:type="rectangle" draw:enhanced-path="M 0 0 L 21600 0 21600 21600 0 21600 0 0 Z N"/></draw:custom-shape><draw:custom-shape draw:style-name="gr126" draw:text-style-name="P8" svg:width="8.002cm" svg:height="11cm" svg:x="9.751cm" svg:y="0.778cm"><text:p/><draw:enhanced-geometry svg:viewBox="0 0 21600 21600" draw:mirror-horizontal="false" draw:mirror-vertical="false" draw:type="rectangle" draw:enhanced-path="M 0 0 L 21600 0 21600 21600 0 21600 0 0 Z N"/></draw:custom-shape><draw:frame draw:style-name="gr127" draw:text-style-name="P11" svg:width="2.103cm" svg:height="0.971cm" svg:x="0.002cm" svg:y="0cm"><draw:text-box><text:p text:style-name="P10"><text:span text:style-name="T12">Stack</text:span></text:p></draw:text-box></draw:frame><draw:frame draw:style-name="gr128" draw:text-style-name="P11" svg:width="6.002cm" svg:height="1.999cm" svg:x="0.501cm" svg:y="7.301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custom-shape draw:style-name="gr129" draw:text-style-name="P9" svg:width="7.451cm" svg:height="1.751cm" svg:x="10.151cm" svg:y="9.2cm"><text:p/><draw:enhanced-geometry svg:viewBox="0 0 21600 21600" draw:type="rectangle" draw:enhanced-path="M 0 0 L 21600 0 21600 21600 0 21600 0 0 Z N"/></draw:custom-shape><draw:custom-shape draw:style-name="gr130" draw:text-style-name="P17" svg:width="7.501cm" svg:height="2.251cm" svg:x="10.151cm" svg:y="4.8cm"><text:p/><draw:enhanced-geometry svg:viewBox="0 0 21600 21600" draw:type="rectangle" draw:enhanced-path="M 0 0 L 21600 0 21600 21600 0 21600 0 0 Z N"/></draw:custom-shape><draw:custom-shape draw:style-name="gr131" draw:text-style-name="P9" svg:width="6.499cm" svg:height="1.751cm" svg:x="0.353cm" svg:y="9.2cm"><text:p/><draw:enhanced-geometry svg:viewBox="0 0 21600 21600" draw:type="rectangle" draw:enhanced-path="M 0 0 L 21600 0 21600 21600 0 21600 0 0 Z N"/></draw:custom-shape><draw:custom-shape draw:style-name="gr132" draw:text-style-name="P9" svg:width="7.501cm" svg:height="1.751cm" svg:x="10.151cm" svg:y="7.301cm"><text:p/><draw:enhanced-geometry svg:viewBox="0 0 21600 21600" draw:type="rectangle" draw:enhanced-path="M 0 0 L 21600 0 21600 21600 0 21600 0 0 Z N"/></draw:custom-shape><draw:custom-shape draw:style-name="gr133" draw:text-style-name="P17" svg:width="6.499cm" svg:height="4.753cm" svg:x="0.353cm" svg:y="2.298cm"><text:p/><draw:enhanced-geometry svg:viewBox="0 0 21600 21600" draw:type="rectangle" draw:enhanced-path="M 0 0 L 21600 0 21600 21600 0 21600 0 0 Z N"/></draw:custom-shape><draw:frame draw:style-name="gr134" draw:text-style-name="P11" svg:width="6.002cm" svg:height="1.999cm" svg:x="0.501cm" svg:y="7.301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custom-shape draw:style-name="gr135" draw:text-style-name="P9" svg:width="6.499cm" svg:height="1.751cm" svg:x="0.353cm" svg:y="7.301cm"><text:p/><draw:enhanced-geometry svg:viewBox="0 0 21600 21600" draw:type="rectangle" draw:enhanced-path="M 0 0 L 21600 0 21600 21600 0 21600 0 0 Z N"/></draw:custom-shape><draw:frame draw:style-name="gr136" draw:text-style-name="P11" svg:width="6.002cm" svg:height="1.999cm" svg:x="0.501cm" svg:y="7.301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frame draw:style-name="gr137" draw:text-style-name="P11" svg:width="6.002cm" svg:height="2.001cm" svg:x="0.501cm" svg:y="9.4cm"><draw:text-box><text:p text:style-name="P10"><text:span text:style-name="T13">Address: name</text:span></text:p><text:p text:style-name="P10"><text:span text:style-name="T13">Address: list</text:span></text:p><text:p text:style-name="P10"><text:span text:style-name="T13">int: times = 10</text:span></text:p></draw:text-box></draw:frame><draw:frame draw:style-name="gr138" draw:text-style-name="P18" svg:width="6.002cm" svg:height="4.252cm" svg:x="0.501cm" svg:y="2.148cm"><draw:text-box><text:p text:style-name="P10"><text:span text:style-name="T13">Method shrink</text:span></text:p><text:p text:style-name="P10"><text:span text:style-name="T13">Reference: shrunk</text:span></text:p><text:p text:style-name="P10"><text:span text:style-name="T13">Ref: str</text:span></text:p><text:p text:style-name="P10"><text:span text:style-name="T13">int newLength = 5</text:span></text:p><text:p text:style-name="P10"><text:span text:style-name="T13">Ref:Array chars(5)</text:span></text:p><text:p text:style-name="P10"><text:span text:style-name="T13">Ref:String</text:span></text:p><text:p text:style-name="P10"><text:span text:style-name="T13">Reference: shrunk = String</text:span></text:p></draw:text-box></draw:frame><draw:frame draw:style-name="gr139" draw:text-style-name="P19" svg:width="6.002cm" svg:height="1.999cm" svg:x="0.501cm" svg:y="7.301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frame draw:style-name="gr140" draw:text-style-name="P11" svg:width="8.25cm" svg:height="2.752cm" svg:x="9.852cm" svg:y="4.249cm"><draw:text-box><text:p text:style-name="P10"><text:span text:style-name="T13"/></text:p><text:p text:style-name="P10"><text:span text:style-name="T13">Object String «KevinKevin»</text:span></text:p><text:p text:style-name="P10"><text:span text:style-name="T13">Object Array chars(5)</text:span></text:p><text:p text:style-name="P10"><text:span text:style-name="T13">chars = ['K','v','n','e','i']</text:span></text:p></draw:text-box></draw:frame><draw:frame draw:style-name="gr141" draw:text-style-name="P11" svg:width="7.349cm" svg:height="1.5cm" svg:x="9.952cm" svg:y="9.71cm"><draw:text-box><text:p text:style-name="P10"><text:span text:style-name="T13">Object String</text:span><text:span text:style-name="T13"><text:line-break/></text:span><text:span text:style-name="T13">Object ArrayList</text:span></text:p></draw:text-box></draw:frame><draw:frame draw:style-name="gr142" draw:text-style-name="P11" svg:width="7.702cm" svg:height="1.751cm" svg:x="10.051cm" svg:y="7.151cm"><draw:text-box><text:p text:style-name="P10"><text:span text:style-name="T13">list (ArrayList)</text:span></text:p><text:p text:style-name="P10"><text:span text:style-name="T13">Object String «KevinKevin»</text:span></text:p><text:p text:style-name="P10"><text:span text:style-name="T13">int times</text:span></text:p></draw:text-box></draw:frame><draw:custom-shape draw:style-name="gr143" draw:text-style-name="P17" svg:width="7.451cm" svg:height="1.001cm" svg:x="10.151cm" svg:y="3.149cm"><text:p/><draw:enhanced-geometry svg:viewBox="0 0 21600 21600" draw:type="rectangle" draw:enhanced-path="M 0 0 L 21600 0 21600 21600 0 21600 0 0 Z N"/></draw:custom-shape><draw:frame draw:style-name="gr144" draw:text-style-name="P11" svg:width="8.25cm" svg:height="1.4cm" svg:x="9.852cm" svg:y="2.75cm"><draw:text-box><text:p text:style-name="P10"><text:span text:style-name="T13"/></text:p><text:p text:style-name="P10"><text:span text:style-name="T13">Object String «Kvnei»</text:span></text:p></draw:text-box></draw:frame></draw:g><text:span text:style-name="T14"/></text:p>
      <text:p text:style-name="P20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oft-page-break/><text:span text:style-name="T14"/></text:p>
      <text:p text:style-name="P20"><text:span text:style-name="T10">line </text:span><text:span text:style-name="T16">10-</text:span><text:span text:style-name="T20">13</text:span><text:span text:style-name="T14">:</text:span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draw:g text:anchor-type="paragraph" draw:z-index="7" draw:name="Group object 8" draw:style-name="gr1"><draw:frame draw:style-name="gr111" draw:text-style-name="P11" svg:width="2.033cm" svg:height="0.971cm" svg:x="9.702cm" svg:y="-2.332cm"><draw:text-box><text:p text:style-name="P10"><text:span text:style-name="T12">Heap</text:span></text:p></draw:text-box></draw:frame><draw:custom-shape draw:style-name="gr112" draw:text-style-name="P8" svg:width="7.25cm" svg:height="8.751cm" svg:x="0.002cm" svg:y="-1.432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8" svg:width="8.002cm" svg:height="8.73cm" svg:x="9.751cm" svg:y="-1.432cm"><text:p/><draw:enhanced-geometry svg:viewBox="0 0 21600 21600" draw:mirror-horizontal="false" draw:mirror-vertical="false" draw:type="rectangle" draw:enhanced-path="M 0 0 L 21600 0 21600 21600 0 21600 0 0 Z N"/></draw:custom-shape><draw:frame draw:style-name="gr114" draw:text-style-name="P11" svg:width="2.103cm" svg:height="0.971cm" svg:x="0.002cm" svg:y="-2.281cm"><draw:text-box><text:p text:style-name="P10"><text:span text:style-name="T12">Stack</text:span></text:p></draw:text-box></draw:frame><draw:frame draw:style-name="gr115" draw:text-style-name="P11" svg:width="6.002cm" svg:height="2.001cm" svg:x="0.501cm" svg:y="2.819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custom-shape draw:style-name="gr116" draw:text-style-name="P9" svg:width="7.451cm" svg:height="1.751cm" svg:x="10.151cm" svg:y="4.72cm"><text:p/><draw:enhanced-geometry svg:viewBox="0 0 21600 21600" draw:type="rectangle" draw:enhanced-path="M 0 0 L 21600 0 21600 21600 0 21600 0 0 Z N"/></draw:custom-shape><draw:custom-shape draw:style-name="gr117" draw:text-style-name="P9" svg:width="6.499cm" svg:height="1.751cm" svg:x="0.353cm" svg:y="4.72cm"><text:p/><draw:enhanced-geometry svg:viewBox="0 0 21600 21600" draw:type="rectangle" draw:enhanced-path="M 0 0 L 21600 0 21600 21600 0 21600 0 0 Z N"/></draw:custom-shape><draw:custom-shape draw:style-name="gr118" draw:text-style-name="P9" svg:width="7.501cm" svg:height="5.001cm" svg:x="10.151cm" svg:y="-0.432cm"><text:p/><draw:enhanced-geometry svg:viewBox="0 0 21600 21600" draw:type="rectangle" draw:enhanced-path="M 0 0 L 21600 0 21600 21600 0 21600 0 0 Z N"/></draw:custom-shape><draw:frame draw:style-name="gr119" draw:text-style-name="P11" svg:width="6.002cm" svg:height="2.001cm" svg:x="0.501cm" svg:y="2.819cm"><draw:text-box><text:p text:style-name="P10"><text:span text:style-name="T13">Method fill</text:span></text:p><text:p text:style-name="P10"><text:span text:style-name="T13">Address: collection</text:span></text:p><text:p text:style-name="P10"><text:span text:style-name="T13">str</text:span></text:p></draw:text-box></draw:frame><draw:custom-shape draw:style-name="gr120" draw:text-style-name="P9" svg:width="6.499cm" svg:height="5.252cm" svg:x="0.353cm" svg:y="-0.683cm"><text:p/><draw:enhanced-geometry svg:viewBox="0 0 21600 21600" draw:type="rectangle" draw:enhanced-path="M 0 0 L 21600 0 21600 21600 0 21600 0 0 Z N"/></draw:custom-shape><draw:frame draw:style-name="gr121" draw:text-style-name="P11" svg:width="6.002cm" svg:height="2.001cm" svg:x="0.501cm" svg:y="4.919cm"><draw:text-box><text:p text:style-name="P10"><text:span text:style-name="T13">Address: name</text:span></text:p><text:p text:style-name="P10"><text:span text:style-name="T13">Address: list</text:span></text:p><text:p text:style-name="P10"><text:span text:style-name="T13">int: times = 10</text:span></text:p></draw:text-box></draw:frame><draw:frame draw:style-name="gr122" draw:text-style-name="P19" svg:width="6.351cm" svg:height="4.7cm" svg:x="0.501cm" svg:y="-0.381cm"><draw:text-box><text:p text:style-name="P10"><text:span text:style-name="T13">Method fill</text:span></text:p><text:p text:style-name="P10"><text:span text:style-name="T13">Ref Object: collection</text:span></text:p><text:p text:style-name="P10"><text:span text:style-name="T13">Ref </text:span><text:span text:style-name="T21">String: shrunk</text:span></text:p><text:p text:style-name="P10"><text:span text:style-name="T13">Ref Object: str</text:span></text:p><text:p text:style-name="P10"><text:span text:style-name="T13">int times = 7</text:span></text:p><text:p text:style-name="P10"><text:span text:style-name="T13">Int i = 0, 1, 2;</text:span></text:p><text:p text:style-name="P10"><text:span text:style-name="T13"/></text:p></draw:text-box></draw:frame><draw:frame draw:style-name="gr123" draw:text-style-name="P11" svg:width="7.349cm" svg:height="1.5cm" svg:x="9.952cm" svg:y="5.23cm"><draw:text-box><text:p text:style-name="P10"><text:span text:style-name="T13">Object String</text:span><text:span text:style-name="T13"><text:line-break/></text:span><text:span text:style-name="T13">Object ArrayList</text:span></text:p></draw:text-box></draw:frame><draw:frame draw:style-name="gr124" draw:text-style-name="P11" svg:width="7.702cm" svg:height="4.354cm" svg:x="10.051cm" svg:y="-0.334cm"><draw:text-box><text:p text:style-name="P10"><text:span text:style-name="T13">Object String «KevinKevin»</text:span></text:p><text:p text:style-name="P10"><text:span text:style-name="T13">Object String «Kvnei»</text:span></text:p><text:p text:style-name="P10"><text:span text:style-name="T13">list (ArrayList)(3){</text:span></text:p><text:p text:style-name="P10"><text:span text:style-name="T13"><text:tab/></text:span><text:span text:style-name="T13">«Kvnei»,</text:span></text:p><text:p text:style-name="P10"><text:span text:style-name="T13"><text:tab/></text:span><text:span text:style-name="T13">«Kvnei»,</text:span></text:p><text:p text:style-name="P10"><text:span text:style-name="T13"><text:tab/></text:span><text:span text:style-name="T13">«Kvnei»</text:span></text:p><text:p text:style-name="P10"><text:span text:style-name="T13">}</text:span></text:p></draw:text-box></draw:frame></draw:g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>line </text:span><text:span text:style-name="T16">1</text:span><text:span text:style-name="T20">4, 6</text:span><text:span text:style-name="T14">:</text:span></text:p>
      <text:p text:style-name="P14"><draw:g text:anchor-type="paragraph" draw:z-index="4" draw:name="Group object 3" draw:style-name="gr1"><draw:g draw:style-name="gr10"><draw:custom-shape draw:style-name="gr164" draw:text-style-name="P8" svg:width="8.002cm" svg:height="3.823cm" svg:x="9.751cm" svg:y="0.914cm"><text:p/><draw:enhanced-geometry svg:viewBox="0 0 21600 21600" draw:type="rectangle" draw:enhanced-path="M 0 0 L 21600 0 21600 21600 0 21600 0 0 Z N"/></draw:custom-shape><draw:custom-shape draw:style-name="gr165" draw:text-style-name="P9" svg:width="7.25cm" svg:height="1.654cm" svg:x="10.252cm" svg:y="2.868cm"><text:p/><draw:enhanced-geometry svg:viewBox="0 0 21600 21600" draw:type="rectangle" draw:enhanced-path="M 0 0 L 21600 0 21600 21600 0 21600 0 0 Z N"/></draw:custom-shape><draw:frame draw:style-name="gr166" draw:text-style-name="P11" svg:width="2.02cm" svg:height="1.692cm" svg:x="9.702cm" svg:y="0cm"><draw:text-box><text:p text:style-name="P10"><text:span text:style-name="T12">Heap</text:span></text:p></draw:text-box></draw:frame><draw:frame draw:style-name="gr167" draw:text-style-name="P11" svg:width="7.351cm" svg:height="1.655cm" svg:x="10.051cm" svg:y="2.824cm"><draw:text-box><text:p text:style-name="P10"><text:span text:style-name="T13">Object String «Kevin»</text:span><text:span text:style-name="T13"><text:line-break/></text:span><text:span text:style-name="T13">Object ArrayList&lt;&gt;()</text:span></text:p></draw:text-box></draw:frame><draw:custom-shape draw:style-name="gr168" draw:text-style-name="P9" svg:width="7.25cm" svg:height="1.216cm" svg:x="10.252cm" svg:y="1.431cm"><text:p/><draw:enhanced-geometry svg:viewBox="0 0 21600 21600" draw:type="rectangle" draw:enhanced-path="M 0 0 L 21600 0 21600 21600 0 21600 0 0 Z N"/></draw:custom-shape><draw:frame draw:style-name="gr169" draw:text-style-name="P11" svg:width="7.351cm" svg:height="1.934cm" svg:x="10.051cm" svg:y="1.058cm"><draw:text-box><text:p text:style-name="P10"><text:span text:style-name="T13"/></text:p><text:p text:style-name="P10"><text:span text:style-name="T13">Object String «17»</text:span><text:span text:style-name="T13"><text:line-break/></text:span><text:span text:style-name="T13"/></text:p></draw:text-box></draw:frame></draw:g><draw:g draw:style-name="gr10"><draw:frame draw:style-name="gr170" draw:text-style-name="P11" svg:width="2.089cm" svg:height="1.692cm" svg:x="0.002cm" svg:y="0.055cm"><draw:text-box><text:p text:style-name="P10"><text:span text:style-name="T12">Stack</text:span></text:p></draw:text-box></draw:frame><draw:custom-shape draw:style-name="gr171" draw:text-style-name="P8" svg:width="7.25cm" svg:height="4.125cm" svg:x="0.002cm" svg:y="0.871cm"><text:p/><draw:enhanced-geometry svg:viewBox="0 0 21600 21600" draw:type="rectangle" draw:enhanced-path="M 0 0 L 21600 0 21600 21600 0 21600 0 0 Z N"/></draw:custom-shape><draw:custom-shape draw:style-name="gr172" draw:text-style-name="P9" svg:width="6.749cm" svg:height="2.144cm" svg:x="0.252cm" svg:y="2.604cm"><text:p/><draw:enhanced-geometry svg:viewBox="0 0 21600 21600" draw:type="rectangle" draw:enhanced-path="M 0 0 L 21600 0 21600 21600 0 21600 0 0 Z N"/></draw:custom-shape><draw:custom-shape draw:style-name="gr173" draw:text-style-name="P9" svg:width="6.749cm" svg:height="1.091cm" svg:x="0.252cm" svg:y="1.042cm"><text:p/><draw:enhanced-geometry svg:viewBox="0 0 21600 21600" draw:type="rectangle" draw:enhanced-path="M 0 0 L 21600 0 21600 21600 0 21600 0 0 Z N"/></draw:custom-shape><draw:frame draw:style-name="gr174" draw:text-style-name="P11" svg:width="6.002cm" svg:height="1.662cm" svg:x="0.401cm" svg:y="0.887cm"><draw:text-box><text:p text:style-name="P10"><text:span text:style-name="T13">Method: println</text:span></text:p><text:p text:style-name="P10"><text:span text:style-name="T13">Ref to object tmp:</text:span></text:p></draw:text-box></draw:frame><draw:frame draw:style-name="gr175" draw:text-style-name="P11" svg:width="6.002cm" svg:height="2.251cm" svg:x="0.401cm" svg:y="2.556cm"><draw:text-box><text:p text:style-name="P10"><text:span text:style-name="T13">Method main</text:span></text:p><text:p text:style-name="P10"><text:span text:style-name="T13">Address: name</text:span></text:p><text:p text:style-name="P10"><text:span text:style-name="T13">Address: list</text:span></text:p><text:p text:style-name="P10"><text:span text:style-name="T13">int: times = 17</text:span></text:p></draw:text-box></draw:frame></draw:g></draw:g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25"><text:span text:style-name="T10"/></text:p>
      <text:p text:style-name="P25"><text:span text:style-name="T10">line </text:span><text:span text:style-name="T22">24</text:span><text:span text:style-name="T14">:</text:span></text:p>
      <text:p text:style-name="P14"><draw:g text:anchor-type="paragraph" draw:z-index="3" draw:name="Group object 5" draw:style-name="gr1"><draw:custom-shape draw:style-name="gr176" draw:text-style-name="P8" svg:width="7.25cm" svg:height="3.465cm" svg:x="0.002cm" svg:y="0.836cm"><text:p/><draw:enhanced-geometry svg:viewBox="0 0 21600 21600" draw:type="rectangle" draw:enhanced-path="M 0 0 L 21600 0 21600 21600 0 21600 0 0 Z N"/></draw:custom-shape><draw:custom-shape draw:style-name="gr177" draw:text-style-name="P8" svg:width="8.693cm" svg:height="3.465cm" svg:x="9.751cm" svg:y="0.829cm"><text:p/><draw:enhanced-geometry svg:viewBox="0 0 21600 21600" draw:type="rectangle" draw:enhanced-path="M 0 0 L 21600 0 21600 21600 0 21600 0 0 Z N"/></draw:custom-shape><draw:frame draw:style-name="gr178" draw:text-style-name="P11" svg:width="2.103cm" svg:height="0.973cm" svg:x="0.002cm" svg:y="0.051cm"><draw:text-box><text:p text:style-name="P10"><text:span text:style-name="T12">Stack</text:span></text:p></draw:text-box></draw:frame><draw:frame draw:style-name="gr179" draw:text-style-name="P11" svg:width="2.035cm" svg:height="0.971cm" svg:x="9.7cm" svg:y="0.002cm"><draw:text-box><text:p text:style-name="P10"><text:span text:style-name="T12">Heap</text:span></text:p></draw:text-box></draw:frame></draw:g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UnicodeMS" svg:font-family="ArialUnicodeMS" style:font-pitch="variable"/>
    <style:font-face style:name="Courier" svg:font-family="Courier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Sans Pro" svg:font-family="'Source Sans Pro', 'Helvetica Neue', Helvetica, Arial, sans-serif"/>
    <style:font-face style:name="TimesNewRomanPSMT" svg:font-family="TimesNewRomanPSMT" style:font-pitch="variable"/>
    <style:font-face style:name="inherit" svg:font-family="inherit"/>
    <style:font-face style:name="monospace" svg:font-family="monospac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02:16:41.390456122</meta:creation-date>
    <dc:date>2025-02-24T02:09:33.126760164</dc:date>
    <meta:editing-duration>P1DT11H22M10S</meta:editing-duration>
    <meta:editing-cycles>41</meta:editing-cycles>
    <meta:generator>LibreOffice/24.8.4.2$MacOSX_AARCH64 LibreOffice_project/bb3cfa12c7b1bf994ecc5649a80400d06cd71002</meta:generator>
    <meta:document-statistic meta:table-count="0" meta:image-count="0" meta:object-count="0" meta:page-count="4" meta:paragraph-count="35" meta:word-count="156" meta:character-count="1032" meta:non-whitespace-character-count="705"/>
  </office:meta>
</office:document-meta>
</file>